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3.94pt"/>
    </style:style>
    <style:style style:name="co4" style:family="table-column">
      <style:table-column-properties fo:break-before="auto" style:column-width="287.89pt"/>
    </style:style>
    <style:style style:name="co5" style:family="table-column">
      <style:table-column-properties fo:break-before="auto" style:column-width="570.44pt"/>
    </style:style>
    <style:style style:name="co6" style:family="table-column">
      <style:table-column-properties fo:break-before="auto" style:column-width="248.54pt"/>
    </style:style>
    <style:style style:name="co7" style:family="table-column">
      <style:table-column-properties fo:break-before="auto" style:column-width="1163.5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 style:data-style-name="N104">
      <style:table-cell-properties fo:border-bottom="0.74pt solid #000000" fo:border-left="none" fo:border-right="none" fo:border-top="none"/>
      <style:text-properties style:text-position="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tal_OpenBuilds_DeDup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2]*[.G2]" office:value-type="currency" office:currency="USD" office:value="68.95" calcext:value-type="currency">
            <text:p>$68.9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3]*[.G3]" office:value-type="currency" office:currency="USD" office:value="157.5" calcext:value-type="currency">
            <text:p>$157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4]*[.G4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 table:number-columns-repeated="3"/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formula="of:=[.E5]*[.G5]" office:value-type="currency" office:currency="USD" office:value="42" calcext:value-type="currency">
            <text:p>$4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6]*[.G6]" office:value-type="currency" office:currency="USD" office:value="31.75" calcext:value-type="currency">
            <text:p>$31.7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7]*[.G7]" office:value-type="currency" office:currency="USD" office:value="84" calcext:value-type="currency">
            <text:p>$8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8]*[.G8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9]*[.G9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0]*[.G10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1]*[.G11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12]*[.G12]" office:value-type="currency" office:currency="USD" office:value="13.5" calcext:value-type="currency">
            <text:p>$13.5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13]*[.G13]" office:value-type="currency" office:currency="USD" office:value="8.4" calcext:value-type="currency">
            <text:p>$8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/>
          <table:table-cell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14]*[.G14]" office:value-type="currency" office:currency="USD" office:value="3.75" calcext:value-type="currency">
            <text:p>$3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5]*[.G15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8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6]*[.G16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17]*[.G17]" office:value-type="currency" office:currency="USD" office:value="1.05" calcext:value-type="currency">
            <text:p>$1.05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8]*[.G18]" office:value-type="currency" office:currency="USD" office:value="55.3" calcext:value-type="currency">
            <text:p>$55.3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19]*[.G19]" office:value-type="currency" office:currency="USD" office:value="10.5" calcext:value-type="currency">
            <text:p>$10.5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0]*[.G20]" office:value-type="currency" office:currency="USD" office:value="12.6" calcext:value-type="currency">
            <text:p>$12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 table:number-columns-repeated="3"/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formula="of:=[.E21]*[.G21]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/>
          <table:table-cell/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22]*[.G22]" office:value-type="currency" office:currency="USD" office:value="69.5" calcext:value-type="currency">
            <text:p>$69.5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23]*[.G23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24]*[.G24]" office:value-type="currency" office:currency="USD" office:value="46.5" calcext:value-type="currency">
            <text:p>$46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26]*[.G26]" office:value-type="currency" office:currency="USD" office:value="283.5" calcext:value-type="currency">
            <text:p>$283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2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26])" office:value-type="currency" office:currency="USD" office:value="1078.3" calcext:value-type="currency">
            <text:p>$1,078.3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currency" office:currency="USD" office:value="1078.3" calcext:value-type="currency">
            <text:p>$1,078.30</text:p>
          </table:table-cell>
          <table:table-cell table:number-columns-repeated="1016"/>
        </table:table-row>
        <table:table-row table:style-name="ro1" table:number-rows-repeated="17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Total_OpenBuild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6" calcext:value-type="currency">
            <text:p>$6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24" calcext:value-type="currency">
            <text:p>$24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12" calcext:value-type="currency">
            <text:p>$1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style-name="ce5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2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70])" office:value-type="currency" office:currency="USD" office:value="1078.3" calcext:value-type="currency">
            <text:p>$1,078.30</text:p>
          </table:table-cell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Total_SupplierSorte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6" calcext:value-type="currency">
            <text:p>$6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24" calcext:value-type="currency">
            <text:p>$24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office:value-type="currency" office:currency="USD" office:value="12" calcext:value-type="currency">
            <text:p>$1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style-name="ce5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Y_EndPlat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5" office:value-type="currency" office:currency="USD" office:value="104.27" calcext:value-type="currency">
            <text:p>$104.27</text:p>
          </table:table-cell>
          <table:table-cell table:style-name="ce2"/>
          <table:table-cell table:style-name="ce2"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70])" office:value-type="currency" office:currency="USD" office:value="1574.4544" calcext:value-type="currency">
            <text:p>$1,574.45</text:p>
          </table:table-cell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Tota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Y_EndPlat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9]*[.D9]" office:value-type="float" office:value="2" calcext:value-type="float">
            <text:p>2</text:p>
          </table:table-cell>
          <table:table-cell table:style-name="ce2" table:number-columns-repeated="2"/>
          <table:table-cell table:style-name="ce5" office:value-type="currency" office:currency="USD" office:value="104.27" calcext:value-type="currency">
            <text:p>$104.27</text:p>
          </table:table-cell>
          <table:table-cell table:style-name="ce2"/>
          <table:table-cell table:style-name="ce2" office:value-type="string" calcext:value-type="string">
            <text:p>http://www.emachineshop.com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11]*[.G11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12]*[.G12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3]*[.G13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15]*[.G15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16]*[.G16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20]*[.G20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21]*[.G2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eNut-M5x10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2]*[.D22]" office:value-type="float" office:value="130" calcext:value-type="float">
            <text:p>130</text:p>
          </table:table-cell>
          <table:table-cell table:style-name="ce2"/>
          <table:table-cell table:style-name="ce5" office:value-type="currency" office:currency="USD" office:value="0.198" calcext:value-type="currency">
            <text:p>$0.20</text:p>
          </table:table-cell>
          <table:table-cell table:style-name="ce5" table:formula="of:=[.E22]*[.G22]" office:value-type="currency" office:currency="USD" office:value="25.74" calcext:value-type="currency">
            <text:p>$25.74</text:p>
          </table:table-cell>
          <table:table-cell table:style-name="ce2"/>
          <table:table-cell table:style-name="ce2" office:value-type="string" calcext:value-type="string">
            <text:p>http://openbuildspartstore.com/tee-nuts-25-pack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4]*[.D24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4]*[.G24]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5]*[.D25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25]*[.G25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26]*[.D2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27]*[.G27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28]*[.G28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29]*[.G29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30]*[.G30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31]*[.G31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32]*[.G32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3]*[.D33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33]*[.G33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34]*[.D3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5]*[.D35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35]*[.G35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36]*[.D3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]*[.D37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37]*[.G37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8]*[.D38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38]*[.G38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9]*[.D39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39]*[.G39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0]*[.D4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1]*[.D41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41]*[.G41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2]*[.D42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42]*[.G42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43]*[.G43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44]*[.G44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5]*[.D45]" office:value-type="float" office:value="3" calcext:value-type="float">
            <text:p>3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table:formula="of:=[.E45]*[.G45]" office:value-type="currency" office:currency="USD" office:value="6" calcext:value-type="currency">
            <text:p>$6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7]*[.D47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47]*[.G47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8]*[.D48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48]*[.G48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9]*[.D4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0]*[.D50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0]*[.G50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1]*[.D51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51]*[.G51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2]*[.D52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52]*[.G52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3]*[.D53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53]*[.G53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4]*[.D54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54]*[.G54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5]*[.D55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55]*[.G55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6]*[.D56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56]*[.G56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57]*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8]*[.D58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58]*[.G58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59]*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60]*[.D60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60]*[.G60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1]*[.D61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61]*[.G61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2]*[.D62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62]*[.G62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63]*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4]*[.D64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64]*[.G64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5]*[.D65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65]*[.G65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6]*[.D66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66]*[.G66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7]*[.D67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67]*[.G67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68]*[.D68]" office:value-type="float" office:value="12" calcext:value-type="float">
            <text:p>12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table:formula="of:=[.E68]*[.G68]" office:value-type="currency" office:currency="USD" office:value="24" calcext:value-type="currency">
            <text:p>$24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0]*[.D70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70]*[.G70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1]*[.D71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71]*[.G71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72]*[.D7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73]*[.D73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73]*[.G73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4]*[.D74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74]*[.G74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5]*[.D75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5]*[.G75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6]*[.D76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76]*[.G76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7]*[.D77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77]*[.G77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8]*[.D78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78]*[.G78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9]*[.D79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79]*[.G79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0]*[.D8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1]*[.D81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81]*[.G81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2]*[.D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83]*[.D83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83]*[.G83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4]*[.D84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84]*[.G84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5]*[.D85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85]*[.G85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6]*[.D8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7]*[.D87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87]*[.G87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8]*[.D88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88]*[.G88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9]*[.D89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89]*[.G89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90]*[.D90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90]*[.G90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centric Spacer, 6mm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91]*[.D91]" office:value-type="float" office:value="6" calcext:value-type="float">
            <text:p>6</text:p>
          </table:table-cell>
          <table:table-cell table:style-name="ce2"/>
          <table:table-cell table:style-name="ce5" office:value-type="currency" office:currency="USD" office:value="2" calcext:value-type="currency">
            <text:p>$2.00</text:p>
          </table:table-cell>
          <table:table-cell table:style-name="ce5" table:formula="of:=[.E91]*[.G91]" office:value-type="currency" office:currency="USD" office:value="12" calcext:value-type="currency">
            <text:p>$12.00</text:p>
          </table:table-cell>
          <table:table-cell table:style-name="ce2"/>
          <table:table-cell table:style-name="ce2" office:value-type="string" calcext:value-type="string">
            <text:p>http://openbuildspartstore.com/eccentric-spacer/</text:p>
          </table:table-cell>
          <table:table-cell table:style-name="ce2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91])" office:value-type="currency" office:currency="USD" office:value="1574.4544" calcext:value-type="currency">
            <text:p>$1,574.45</text:p>
          </table:table-cell>
          <table:table-cell table:number-columns-repeated="1016"/>
        </table:table-row>
      </table:table>
      <table:table table:name="Be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Y_EndPlate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2" calcext:value-type="float">
            <text:p>2</text:p>
          </table:table-cell>
          <table:table-cell/>
          <table:table-cell table:style-name="Default"/>
          <table:table-cell office:value-type="currency" office:currency="USD" office:value="104.27" calcext:value-type="currency">
            <text:p>$104.27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</table:table>
      <table:table table:name="Frame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2]*[.G2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3]*[.G3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4]*[.G4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6]*[.G6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7]*[.G7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1]*[.G1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2]*[.G12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eNut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130" calcext:value-type="float">
            <text:p>130</text:p>
          </table:table-cell>
          <table:table-cell/>
          <table:table-cell office:value-type="currency" office:currency="USD" office:value="0.198" calcext:value-type="currency">
            <text:p>$0.20</text:p>
          </table:table-cell>
          <table:table-cell table:formula="of:=[.E13]*[.G13]" office:value-type="currency" office:currency="USD" office:value="25.74" calcext:value-type="currency">
            <text:p>$25.74</text:p>
          </table:table-cell>
          <table:table-cell/>
          <table:table-cell office:value-type="string" calcext:value-type="string">
            <text:p>http://openbuildspartstore.com/tee-nuts-25-pack/</text:p>
          </table:table-cell>
          <table:table-cell table:number-columns-repeated="1014"/>
        </table:table-row>
      </table:table>
      <table:table table:name="X" table:style-name="ta1"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8]*[.G8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9]*[.G9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Y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19]*[.D19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0]*[.D20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1]*[.D21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2]*[.D22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3]*[.D23]" office:value-type="float" office:value="12" calcext:value-type="float">
            <text:p>12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eccentric-spacer/</text:p>
          </table:table-cell>
        </table:table-row>
      </table:table>
      <table:table table:name="Z" table:style-name="ta1">
        <table:table-column table:style-name="co6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3]*[.G3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*[.D17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0]*[.D20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*[.D23]" office:value-type="float" office:value="6" calcext:value-type="float">
            <text:p>6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Actuator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6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ed Rod Motor Mount Plates, NEMA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3 45mm Screw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23])" office:value-type="currency" office:currency="USD" office:value="169.4992" calcext:value-type="currency">
            <text:p>$169.50</text:p>
          </table:table-cell>
          <table:table-cell table:number-columns-repeated="1016"/>
        </table:table-row>
      </table:table>
      <table:table table:name="Tool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Qualifiers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ultiplier</text:p>
          </table:table-cell>
          <table:table-cell table:style-name="ce8" office:value-type="string" calcext:value-type="string">
            <text:p>Total</text:p>
          </table:table-cell>
          <table:table-cell table:style-name="ce8"/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</table:table-cell>
          <table:table-cell table:style-name="ce8"/>
          <table:table-cell table:style-name="ce8" office:value-type="string" calcext:value-type="string">
            <text:p>Supplier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Tap Set</text:p>
          </table:table-cell>
          <table:table-cell table:number-columns-repeated="8"/>
          <table:table-cell office:value-type="string" calcext:value-type="string">
            <text:p>http://openbuildspartstore.com/tap-s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Removal Knife</text:p>
          </table:table-cell>
          <table:table-cell table:number-columns-repeated="8"/>
          <table:table-cell office:value-type="string" calcext:value-type="string">
            <text:p>http://www.webstaurantstore.com/3-1-2-stainless-steel-clam-knife-with-blue-nylon-handle/35340592.htm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zzle Wiper</text:p>
          </table:table-cell>
          <table:table-cell table:number-columns-repeated="8"/>
          <table:table-cell office:value-type="string" calcext:value-type="string">
            <text:p>https://www.lulzbot.com/products/lulzbot-mini-wiper-replacement-k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Scraps.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ER: Extra screws, tee nuts, etc.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Total_OpenBuilds_DeDup.A2:Total_OpenBuilds_DeDup.AMJ104854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otal_OpenBuilds.A2:Total_OpenBuilds.AMJ1048576" table:contains-header="false">
          <table:sort>
            <table:sort-by table:field-number="9" table:data-type="automatic"/>
          </table:sort>
        </table:database-range>
        <table:database-range table:name="__Anonymous_Sheet_DB__2" table:target-range-address="Total_SupplierSorted.A2:Total_SupplierSorted.AMJ104857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0:27:42.917342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20:28:41.113130389</dc:date>
    <meta:editing-duration>PT8H21M9S</meta:editing-duration>
    <meta:editing-cycles>159</meta:editing-cycles>
    <meta:generator>LibreOffice/5.0.0.5$Linux_X86_64 LibreOffice_project/00m0$Build-5</meta:generator>
    <meta:document-statistic meta:table-count="11" meta:cell-count="2276" meta:object-count="0"/>
  </office:meta>
</office:document-meta>
</file>